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background-color="#FFFFFF"/>
      <style:text-properties style:font-name="Arial" style:font-name-complex="Arial" fo:color="#222222"/>
    </style:style>
    <style:style style:name="P2" style:parent-style-name="NormalWeb" style:family="paragraph">
      <style:paragraph-properties fo:background-color="#FFFFFF"/>
      <style:text-properties style:font-name="Arial" style:font-name-complex="Arial" fo:color="#222222"/>
    </style:style>
    <style:style style:name="P3" style:parent-style-name="NormalWeb" style:family="paragraph">
      <style:paragraph-properties fo:background-color="#FFFFFF"/>
      <style:text-properties style:font-name="Arial" style:font-name-complex="Arial" fo:color="#222222"/>
    </style:style>
    <style:style style:name="P4" style:parent-style-name="NormalWeb" style:family="paragraph">
      <style:paragraph-properties fo:background-color="#FFFFFF"/>
      <style:text-properties style:font-name="Arial" style:font-name-complex="Arial" fo:color="#222222"/>
    </style:style>
  </office:automatic-styles>
  <office:body>
    <office:text text:use-soft-page-breaks="true">
      <text:p text:style-name="P1">Learning journey </text:p>
      <text:p text:style-name="P2">When I double tapped on carcontrol script it wouldn’t work. It showed select an app to open this file with stuff under. What the problem was was I hadn’t had visual studio installed in my laptop. What I did to fix this was go on edge and look up visual studio and downloaded it and then tried double tapping on the script again and it worked.</text:p>
      <text:p text:style-name="P3"/>
      <text:p text:style-name="P4">A problem I had when making the car tutorial is when I press play and nothing happened. I learned from my teacher that I had a null reference exception in my unity console which meant I hadn’t connected something in unity console. I needed to drag all the wheel from the left to the right. It worked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manuel Babayemi</meta:initial-creator>
    <dc:creator>Emmanuel Babayemi</dc:creator>
    <meta:creation-date>2023-12-22T23:29:00Z</meta:creation-date>
    <dc:date>2023-12-22T23:29:00Z</dc:date>
    <meta:template xlink:href="Normal" xlink:type="simple"/>
    <meta:editing-cycles>2</meta:editing-cycles>
    <meta:editing-duration>PT3060S</meta:editing-duration>
    <meta:document-statistic meta:page-count="1" meta:paragraph-count="1" meta:word-count="99" meta:character-count="663" meta:row-count="4" meta:non-whitespace-character-count="565"/>
  </office:meta>
</office:document-meta>
</file>